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TimesNewRomanPSMT" fo:font-size="11pt" fo:font-weight="normal" style:font-size-asian="11pt" style:font-weight-asian="normal" style:font-size-complex="11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NewRomanPSMT"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color="#000000" style:font-name="TimesNewRomanPSMT" fo:font-size="12pt" fo:font-weight="bold" officeooo:paragraph-rsid="0011dcc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NewRomanPSMT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7244in" style:type="center"/>
          <style:tab-stop style:position="4.7291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7" style:family="paragraph" style:parent-style-name="Standard">
      <style:text-properties fo:color="#000000" style:font-name="TimesNewRomanPSMT" fo:font-size="12pt" fo:font-weight="normal" officeooo:paragraph-rsid="0011dcc5" style:font-size-asian="12pt" style:font-weight-asian="normal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0" style:family="paragraph" style:parent-style-name="Standard">
      <style:text-properties style:font-name="TimesNewRomanPSMT" fo:font-size="12pt" officeooo:paragraph-rsid="0011dcc5" style:font-size-asian="12pt" style:font-size-complex="12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officeooo:paragraph-rsid="0012e0cf" style:font-name-asian="Times New Roman" style:font-size-asian="12pt" style:font-weight-asian="normal" style:font-name-complex="Times New Roman" style:font-size-complex="12pt"/>
    </style:style>
    <style:style style:name="P12" style:family="paragraph" style:parent-style-name="Standard">
      <style:paragraph-properties fo:margin-left="0.3in" fo:margin-right="-0.0043in" fo:text-align="center" style:justify-single-word="false" fo:text-indent="-0.3in" style:auto-text-indent="false"/>
      <style:text-properties fo:color="#000000" style:font-name="TimesNewRomanPSMT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-0.0075in" fo:margin-right="-0.0043in" fo:margin-top="0in" fo:margin-bottom="0.0835in" loext:contextual-spacing="false" fo:text-align="justify" style:justify-single-word="false" fo:text-indent="0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4" style:family="paragraph" style:parent-style-name="Standard">
      <style:paragraph-properties fo:margin-left="1.9665in" fo:margin-right="-0.0043in" fo:text-align="justify" style:justify-single-word="false" fo:text-indent="0.4917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5" style:family="paragraph" style:parent-style-name="Standard">
      <style:paragraph-properties fo:margin-left="0.248in" fo:margin-right="-0.0043in" fo:text-align="justify" style:justify-single-word="false" fo:text-indent="0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NewRomanPSMT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NewRomanPSMT" fo:font-size="11pt" fo:font-weight="normal" style:font-size-asian="11pt" style:font-weight-asian="normal" style:font-size-complex="11pt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officeooo:paragraph-rsid="0011dcc5" style:font-size-asian="12pt" style:font-weight-asian="normal" style:font-size-complex="12pt"/>
    </style:style>
    <style:style style:name="P19" style:family="paragraph" style:parent-style-name="Standard">
      <style:paragraph-properties>
        <style:tab-stops>
          <style:tab-stop style:position="4.7244in" style:type="center"/>
        </style:tab-stops>
      </style:paragraph-properties>
      <style:text-properties fo:color="#000000" style:font-name="TimesNewRomanPSMT" fo:font-size="12pt" fo:font-weight="normal" style:font-size-asian="12pt" style:font-weight-asian="normal" style:font-size-complex="12pt"/>
    </style:style>
    <style:style style:name="P20" style:family="paragraph" style:parent-style-name="Standard">
      <style:paragraph-properties fo:margin-left="0.4917in" fo:margin-right="-0.0043in" fo:margin-top="0in" fo:margin-bottom="0.0835in" loext:contextual-spacing="false" fo:text-align="justify" style:justify-single-word="false" fo:text-indent="0.4917in" style:auto-text-indent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07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ICHIARAZIONE SOSTITUTIVA DELL’ATTO DI NOTORIETA’</text:p>
      <text:p text:style-name="P2">DA PRESENTARE ALLA PUBBLICA AMMINISTRAZIONE</text:p>
      <text:p text:style-name="P2">O AI GESTORI DI PUBBLICI SERVIZI</text:p>
      <text:p text:style-name="P2">AI FINI DELLA RISCOSSIONE DA PARTE DI TERZI </text:p>
      <text:p text:style-name="P2"><text:s/>DI BENEFICI ECONOMICI </text:p>
      <text:p text:style-name="P2">(artt. 21, comma 2, e 47 – D.P.R. 28.12.2000, n. 445)</text:p>
      <text:p text:style-name="P17">(modello da utilizzare quando il dichiarante non sa, oppure è impedito permanentemente alla firma)</text:p>
      <text:p text:style-name="P1"/>
      <text:p text:style-name="P5"/>
      <text:p text:style-name="P10"><text:span text:style-name="T2">{%= @illa.capitalize %}</text:span> sottoscritt{%= @oa %} <text:span text:style-name="T1">{%= @persona.nome %} {%= @persona.cognome %}</text:span></text:p>
      <text:p text:style-name="P10">nat{%= @oa%} a <text:span text:style-name="T1">{%= @persona.comune_nascita %}</text:span> il <text:span text:style-name="T1">{%= @persona.data_nascita %}</text:span></text:p>
      <text:p text:style-name="P7">residente a <text:span text:style-name="T1">{%= @persona.indirizzo_residenza.comune %}</text:span> in <text:span text:style-name="T1">{%= @persona.indirizzo_residenza.to_s %}</text:span></text:p>
      <text:p text:style-name="P3"/>
      <text:p text:style-name="P5">consapevole delle sanzioni penali previste dell’art. 76 del D.P.R: 445/2000, nel caso di mendaci dichiarazioni, falsità negli atti, uso <text:s/>o esibizione di atti o contenenti dati non più rispondenti a verità,</text:p>
      <text:p text:style-name="P4"/>
      <text:p text:style-name="P12">DICHIARA</text:p>
      <text:p text:style-name="P2"/>
      <text:p text:style-name="P13">che Il/La Sig./ra _____________________________ nato/a ____________________, il_______</text:p>
      <text:p text:style-name="P20">(nome, cognome ed eventuale grado di parentela), </text:p>
      <text:p text:style-name="P5">e residente in ___________________________via _________________________________</text:p>
      <text:p text:style-name="P5"/>
      <text:p text:style-name="P5">è delegato a riscuotere, in nome e per conto del sottoscritto, il beneficio economico</text:p>
      <text:p text:style-name="P5"/>
      <text:p text:style-name="P5">___________________________________________________________________________ </text:p>
      <text:p text:style-name="P14">(specificare natura del beneficio)</text:p>
      <text:p text:style-name="P5">pagabile da _________________________________________________________________</text:p>
      <text:p text:style-name="P5"/>
      <text:p text:style-name="P5"/>
      <text:p text:style-name="P11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5"/>
      <text:p text:style-name="P18">Addì {%= @data %}</text:p>
      <text:p text:style-name="P6"><text:tab/>IL DICHIARANTE</text:p>
      <text:p text:style-name="P19"><text:tab/>_________________</text:p>
      <text:p text:style-name="P5"/>
      <text:p text:style-name="P5">*******************************************************************************</text:p>
      <text:p text:style-name="P5"/>
      <text:p text:style-name="P8">AUTENTICA</text:p>
      <text:p text:style-name="P5"/>
      <text:p text:style-name="P9">Ai sensi degli artt 4, comma 1 <text:s/>e 21, comma 2, <text:s/>del DPR 445/2000, attesto che <text:soft-page-break/>le <text:s/>sottoscrizione di cui sopra, <text:s text:c="2"/>è stata apposta <text:s/>in mia presenza dall’interessato Sig./ra <text:s/>________________________, </text:p>
      <text:p text:style-name="P9">previo accertamento della sua identità a mezzo di _______________________________________</text:p>
      <text:p text:style-name="P5"/>
      <text:p text:style-name="P5"/>
      <text:p text:style-name="P5">Addì _______________________<text:tab/><text:tab/> <text:s text:c="3"/>IL DIPENDENTE INCARICATO DAL SINDACO</text:p>
      <text:p text:style-name="P5"><text:tab/><text:tab/><text:tab/><text:tab/><text:tab/><text:tab/> <text:s text:c="5"/>_____________________________________</text:p>
      <text:p text:style-name="P5"/>
      <text:p text:style-name="P15">_________________________________________________</text:p>
      <text:p text:style-name="P15">La firma deve essere autenticata presso qualsiasi pubblico ufficiale (dipendente comunale incaricato dal Sindaco, Notaio, Segretario Comunale). Occorre apporre la marca da bo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3744in" fo:margin-left="0.7874in" fo:margin-right="0.8846in" style:writing-mode="lr-tb" style:layout-grid-color="#c0c0c0" style:layout-grid-lines="26997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SOSTITUTIVA DELL’ATTO DI NOTORIETA’</dc:title>
    <meta:generator>LibreOffice/6.0.7.3$Linux_X86_64 LibreOffice_project/00m0$Build-3</meta:generator>
    <meta:creation-date>2015-09-29T13:54:55.692854000</meta:creation-date>
    <meta:editing-cycles>6</meta:editing-cycles>
    <meta:editing-duration>PT12M1S</meta:editing-duration>
    <dc:date>2020-11-20T09:05:05.073301789</dc:date>
    <meta:document-statistic meta:table-count="0" meta:image-count="0" meta:object-count="0" meta:page-count="2" meta:paragraph-count="31" meta:word-count="313" meta:character-count="2579" meta:non-whitespace-character-count="2262"/>
  </office:meta>
</office:document-meta>
</file>